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19530a" officeooo:paragraph-rsid="0019530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text-properties fo:language="zxx" fo:country="none" officeooo:rsid="0019530a" officeooo:paragraph-rsid="0019530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da068" officeooo:paragraph-rsid="002da068" style:language-asian="zxx" style:country-asian="none" style:language-complex="zxx" style:country-complex="none"/>
    </style:style>
    <style:style style:name="P4" style:family="paragraph" style:parent-style-name="Standard">
      <style:text-properties fo:font-size="16pt" fo:language="zxx" fo:country="none" fo:font-weight="bold" officeooo:rsid="00197b5f" officeooo:paragraph-rsid="00197b5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normal" officeooo:rsid="00197b5f" officeooo:paragraph-rsid="00197b5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zxx" fo:country="none" fo:font-weight="normal" officeooo:rsid="00197b5f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fo:font-weight="normal" officeooo:rsid="0019f7a5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font-size="12pt" fo:language="zxx" fo:country="none" fo:font-weight="normal" officeooo:rsid="0019530a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1be6df" officeooo:paragraph-rsid="001be6d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fo:font-size="12pt" fo:language="zxx" fo:country="none" fo:font-weight="normal" officeooo:rsid="001cbc3e" officeooo:paragraph-rsid="001cbc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font-name="Liberation Serif" fo:font-size="12pt" fo:language="zxx" fo:country="none" fo:font-weight="normal" officeooo:rsid="001da11f" officeooo:paragraph-rsid="001da1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font-name="Liberation Serif" fo:font-size="12pt" fo:language="zxx" fo:country="none" fo:font-weight="normal" officeooo:rsid="00296655" officeooo:paragraph-rsid="002966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de" fo:country="DE" fo:font-weight="normal" officeooo:rsid="001cbc3e" officeooo:paragraph-rsid="001cbc3e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zxx" fo:country="none" fo:font-weight="normal" officeooo:rsid="001cbc3e" officeooo:paragraph-rsid="001cbc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Liberation Serif" fo:font-size="12pt" fo:language="zxx" fo:country="none" fo:font-weight="normal" officeooo:rsid="001da11f" officeooo:paragraph-rsid="002966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Liberation Serif" fo:font-size="16pt" fo:language="zxx" fo:country="none" fo:font-weight="bold" officeooo:rsid="00205d0d" officeooo:paragraph-rsid="00205d0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Standard">
      <style:text-properties style:font-name="Liberation Serif" fo:font-size="12pt" fo:language="zxx" fo:country="none" fo:font-weight="normal" officeooo:rsid="00205d0d" officeooo:paragraph-rsid="00205d0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fo:font-weight="normal" officeooo:rsid="002da068" officeooo:paragraph-rsid="002da06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font-name="Liberation Serif" fo:font-size="12pt" fo:language="zxx" fo:country="none" officeooo:rsid="002a3860" officeooo:paragraph-rsid="002bdbf8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Liberation Serif" fo:font-size="12pt" fo:language="zxx" fo:country="none" fo:font-weight="normal" officeooo:rsid="00296655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font-name="Liberation Serif" fo:font-size="12pt" fo:language="zxx" fo:country="none" fo:font-weight="normal" officeooo:rsid="001da11f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font-name="Liberation Serif" fo:font-size="12pt" fo:language="zxx" fo:country="none" fo:font-weight="normal" officeooo:rsid="002a3860" officeooo:paragraph-rsid="001e93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font-name="Liberation Serif" fo:font-size="12pt" fo:language="zxx" fo:country="none" fo:font-weight="normal" officeooo:rsid="0022a711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fo:font-weight="normal" officeooo:rsid="00205d0d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" fo:font-size="12pt" fo:language="zxx" fo:country="none" fo:font-weight="normal" officeooo:rsid="001e93d8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font-name="Liberation Serif" fo:font-size="12pt" fo:language="zxx" fo:country="none" fo:font-weight="normal" officeooo:rsid="002a3860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style:font-name="Liberation Serif" fo:font-size="12pt" fo:language="zxx" fo:country="none" fo:font-weight="normal" officeooo:rsid="00257aa9" officeooo:paragraph-rsid="0022a7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style:font-name="Liberation Serif" fo:font-size="16pt" fo:language="zxx" fo:country="none" fo:font-weight="bold" officeooo:rsid="00267647" officeooo:paragraph-rsid="002676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9" style:family="paragraph" style:parent-style-name="Standard">
      <style:text-properties style:font-name="Liberation Serif" fo:font-size="12pt" fo:language="zxx" fo:country="none" fo:font-weight="normal" officeooo:rsid="00267647" officeooo:paragraph-rsid="002676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break-before="page"/>
      <style:text-properties style:font-name="Liberation Serif" fo:font-size="16pt" fo:language="zxx" fo:country="none" fo:font-weight="bold" officeooo:rsid="002da068" officeooo:paragraph-rsid="002da06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1" style:family="paragraph" style:parent-style-name="Standard">
      <style:text-properties style:font-name="Liberation Serif" fo:font-size="12pt" fo:language="zxx" fo:country="none" fo:font-weight="normal" officeooo:rsid="002dc580" officeooo:paragraph-rsid="002dc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2da068"/>
    </style:style>
    <style:style style:name="T2" style:family="text">
      <style:text-properties officeooo:rsid="001cbc3e"/>
    </style:style>
    <style:style style:name="T3" style:family="text">
      <style:text-properties officeooo:rsid="00296655"/>
    </style:style>
    <style:style style:name="T4" style:family="text">
      <style:text-properties officeooo:rsid="00296f51"/>
    </style:style>
    <style:style style:name="T5" style:family="text">
      <style:text-properties officeooo:rsid="00199b96"/>
    </style:style>
    <style:style style:name="T6" style:family="text">
      <style:text-properties officeooo:rsid="001da11f"/>
    </style:style>
    <style:style style:name="T7" style:family="text">
      <style:text-properties officeooo:rsid="00227f03"/>
    </style:style>
    <style:style style:name="T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officeooo:rsid="002a3860"/>
    </style:style>
    <style:style style:name="T11" style:family="text">
      <style:text-properties officeooo:rsid="0022a711"/>
    </style:style>
    <style:style style:name="T12" style:family="text">
      <style:text-properties officeooo:rsid="002bdb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tion Live Müll erkennungs KI und Webserver</text:p>
      <text:p text:style-name="P2"/>
      <text:p text:style-name="P2">Ziel: Bild erkennungs KI die verschiedene Müllsorten erkennen und auseinanderhalten kann und ihre Position im Live Bild angibt.</text:p>
      <text:p text:style-name="P2">Der Webserver ist zur Überwachung und Fernsteuerung der Software</text:p>
      <text:p text:style-name="P2"/>
      <text:p text:style-name="P2">Übersicht:</text:p>
      <text:p text:style-name="P2"><text:span text:style-name="T1">1</text:span>. Vorbereitung:</text:p>
      <text:p text:style-name="P2"><text:tab/>1. Installation von Raspi-OS (64bit) auf dem Rapsi 5 (min <text:span text:style-name="T1">4GB</text:span> ram, <text:span text:style-name="T1">empfohlen 8GB ram</text:span>)<text:line-break/><text:tab/>2. Paket Update und Upgrade</text:p>
      <text:p text:style-name="P2"><text:tab/>3. Installation PyEnv (Python Manage Library)</text:p>
      <text:p text:style-name="P2"><text:tab/>4. Installieren von Python 3.<text:span text:style-name="T2">9.2 </text:span>neben System Python</text:p>
      <text:p text:style-name="P2"/>
      <text:p text:style-name="P2"><text:span text:style-name="T1">2</text:span>. Installation</text:p>
      <text:p text:style-name="P2"><text:span text:style-name="T1"><text:tab/>1. Github Repository klonen</text:span></text:p>
      <text:p text:style-name="P3"><text:tab/>2. Virtuelle Python Umgebung erstellen</text:p>
      <text:p text:style-name="P3"><text:tab/>3. Benötigte Pakete installieren</text:p>
      <text:p text:style-name="P2"/>
      <text:p text:style-name="P2"><text:span text:style-name="T1">3</text:span>. <text:span text:style-name="T3">Starten / Laufen lassen</text:span></text:p>
      <text:p text:style-name="P2"><text:span text:style-name="T4"><text:tab/>1</text:span>. Testen</text:p>
      <text:p text:style-name="P2"/>
      <text:p text:style-name="P3">4. Abschluss</text:p>
      <text:p text:style-name="P2"/>
      <text:p text:style-name="P2">____</text:p>
      <text:p text:style-name="P2"/>
      <text:p text:style-name="P4"><text:span text:style-name="T1">1</text:span>. Vorbereitung</text:p>
      <text:p text:style-name="P5"/>
      <text:p text:style-name="P6">1. Installation von Raspi-OS (64bit<text:span text:style-name="T5">)<text:line-break/>Es läuft auch auf 32bit, aber durch 64bit architektur ist es viel schneller</text:span></text:p>
      <text:p text:style-name="P6"/>
      <text:p text:style-name="P7">2. Paket Update und Upgrade<text:line-break/>sudo apt update &amp;&amp; sudo apt upgrade -y</text:p>
      <text:p text:style-name="P6"/>
      <text:p text:style-name="P8">3. Installation PyEnv (Python Manage Library)</text:p>
      <text:p text:style-name="P9">Installer von pyenv herunterladen und ausführen</text:p>
      <text:p text:style-name="P7">curl https://pyenv.run | bash</text:p>
      <text:p text:style-name="P7"/>
      <text:p text:style-name="P7">Edit the .bashrc with the command</text:p>
      <text:p text:style-name="P7"><text:s text:c="4"/>sudo nano ~/.bashrc</text:p>
      <text:p text:style-name="P7"/>
      <text:p text:style-name="P9">Add these three lines <text:span text:style-name="T2">to implement pyenv on starting a bash</text:span></text:p>
      <text:p text:style-name="P7">export PATH="$HOME/.pyenv/bin:$PATH"</text:p>
      <text:p text:style-name="P7">eval "$(pyenv init --path)"</text:p>
      <text:p text:style-name="P7">eval "$(pyenv virtualenv-init -)"</text:p>
      <text:p text:style-name="P7"/>
      <text:p text:style-name="P9">Terminal neu starten <text:span text:style-name="T2">um .bashrc neu zu laden</text:span></text:p>
      <text:p text:style-name="P9"/>
      <text:p text:style-name="P9">Benötigte Pakete für Pyenv installieren</text:p>
      <text:p text:style-name="P9">sudo apt-get install --yes libssl-dev zlib1g-dev libbz2-dev libreadline-dev libsqlite3-dev llvm libncurses5-dev libncursesw5-dev xz-utils tk-dev libgdbm-dev lzma lzma-dev tcl-dev libxml2-dev libxmlsec1-dev libffi-dev liblzma-dev wget curl make build-essential openssl</text:p>
      <text:p text:style-name="P9"><text:soft-page-break/></text:p>
      <text:p text:style-name="P9"/>
      <text:p text:style-name="P10">Pyenv auf die neueste Version updaten</text:p>
      <text:p text:style-name="P9">pyenv update</text:p>
      <text:p text:style-name="P9"/>
      <text:p text:style-name="P10">Install Python 3.9.2 on the system belongside every other installation, <text:span text:style-name="T6">because only on this version the script runs stable (TF-Lite requires this version to run properly)</text:span></text:p>
      <text:p text:style-name="P10">pyenv install 3.9.2</text:p>
      <text:p text:style-name="P10"/>
      <text:p text:style-name="P10">pyenv <text:span text:style-name="T7">local</text:span> 3.9.2</text:p>
      <text:p text:style-name="P11"><text:s/></text:p>
      <text:p text:style-name="P12">Das Python venv Module installiere um die virtuelle Umgebung zu ersetllen.</text:p>
      <text:p text:style-name="P13"><text:span text:style-name="Source_20_Text"><text:span text:style-name="T8">sudo apt install python3-venv -y</text:span></text:span></text:p>
      <text:p text:style-name="P14"/>
      <text:p text:style-name="P15"/>
      <text:p text:style-name="P16"><text:span text:style-name="T1">2</text:span>. Installation</text:p>
      <text:p text:style-name="P17"><text:span text:style-name="T9"/></text:p>
      <text:p text:style-name="P18">1. Github Repository klonen</text:p>
      <text:p text:style-name="P19">git clone <text:a xlink:type="simple" xlink:href="https://github.com/Lacuranas/muell-sammel-roboter.git" text:style-name="Internet_20_link" text:visited-style-name="Visited_20_Internet_20_Link">https://github.com/Lacuranas/muell-sammel-roboter.git</text:a> ./ --depth 1</text:p>
      <text:p text:style-name="P20"/>
      <text:p text:style-name="P18">2. Virtuelle Umgebung erstellen</text:p>
      <text:p text:style-name="P21">python -m venv env</text:p>
      <text:p text:style-name="P11"/>
      <text:p text:style-name="P11">source ./env/bin/activate</text:p>
      <text:p text:style-name="P11"/>
      <text:p text:style-name="P11">Version überprüfen:</text:p>
      <text:p text:style-name="P11">python -V</text:p>
      <text:p text:style-name="P11">Erwartete ausgabe: 3.9.2</text:p>
      <text:p text:style-name="P22"/>
      <text:p text:style-name="P18">3. Benötigte Pakete installieren</text:p>
      <text:p text:style-name="P23">Update pip:</text:p>
      <text:p text:style-name="P24"><text:span text:style-name="T10">python3 -m </text:span>pip <text:span text:style-name="T11">install </text:span>--<text:span text:style-name="T11">upgrade pip</text:span></text:p>
      <text:p text:style-name="P25"/>
      <text:p text:style-name="P26">Install required Packages:</text:p>
      <text:p text:style-name="P26">python3 -m pip install -r requirements.txt</text:p>
      <text:p text:style-name="P17"/>
      <text:p text:style-name="P27"/>
      <text:p text:style-name="P28"><text:span text:style-name="T1">3</text:span>. Running</text:p>
      <text:p text:style-name="P29">python <text:span text:style-name="T12">main.py</text:span></text:p>
      <text:p text:style-name="P29"><text:tab/>Erwartete Ausgabe:</text:p>
      <text:p text:style-name="P29"><text:tab/><text:tab/>INFO: Created TensorFlow Lite XNNPACK delegate for CPU.</text:p>
      <text:p text:style-name="P29"/>
      <text:p text:style-name="P29"><text:tab/><text:tab/>Started Webserver on 0.0.0.0:8080</text:p>
      <text:p text:style-name="P29"><text:tab/><text:tab/>Accessible via http://localhost:8080</text:p>
      <text:p text:style-name="P29"/>
      <text:p text:style-name="P29"><text:tab/><text:tab/>Press STRG+C to qui<text:span text:style-name="T1">t</text:span></text:p>
      <text:p text:style-name="P30">4. Abschluss</text:p>
      <text:p text:style-name="P31">Du hast nun eine Bilderkennung die Müll über eine Tensor Flow Lite KI erkennt und die Position und Müllsorte von diesem Anzeigt.</text:p>
      <text:p text:style-name="P31">Außerdem hast du einen Webserver mit dem du den Roboter vernsteuern kannst und sein Live Bild sieh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07:26:22.834132204</meta:creation-date>
    <dc:date>2026-02-10T18:14:11.290634168</dc:date>
    <meta:editing-duration>PT2H16M49S</meta:editing-duration>
    <meta:editing-cycles>9</meta:editing-cycles>
    <meta:generator>LibreOffice/25.2.3.2$Linux_AARCH64 LibreOffice_project/520$Build-2</meta:generator>
    <meta:document-statistic meta:table-count="0" meta:image-count="0" meta:object-count="0" meta:page-count="3" meta:paragraph-count="63" meta:word-count="391" meta:character-count="2714" meta:non-whitespace-character-count="2367"/>
  </office:meta>
</office:document-meta>
</file>